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ndale Sans UI" svg:font-family="'Andale Sans UI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944cm" fo:margin-left="-0.035cm" table:align="left" style:writing-mode="lr-tb"/>
    </style:style>
    <style:style style:name="Table1.A" style:family="table-column">
      <style:table-column-properties style:column-width="10.527cm"/>
    </style:style>
    <style:style style:name="Table1.B" style:family="table-column">
      <style:table-column-properties style:column-width="4.503cm"/>
    </style:style>
    <style:style style:name="Table1.C" style:family="table-column">
      <style:table-column-properties style:column-width="3.914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top" fo:padding="0.097cm" fo:border="0.25pt solid #000000" style:writing-mode="lr-tb"/>
    </style:style>
    <style:style style:name="Table1.2" style:family="table-row">
      <style:table-row-properties style:min-row-height="1.423cm" fo:keep-together="auto"/>
    </style:style>
    <style:style style:name="Table1.A2" style:family="table-cell">
      <style:table-cell-properties style:vertical-align="top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1.C2" style:family="table-cell">
      <style:table-cell-properties style:vertical-align="top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style:min-row-height="1.402cm" fo:keep-together="auto"/>
    </style:style>
    <style:style style:name="Table1.A3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1.903cm" fo:keep-together="auto"/>
    </style:style>
    <style:style style:name="Table1.A6" style:family="table-cell">
      <style:table-cell-properties style:vertical-align="top" fo:padding="0.097cm" fo:border-left="0.25pt solid #000000" fo:border-right="0.25pt solid #000000" fo:border-top="none" fo:border-bottom="0.5pt solid #000000" style:writing-mode="lr-tb"/>
    </style:style>
    <style:style style:name="Table1.7" style:family="table-row">
      <style:table-row-properties style:min-row-height="1.716cm" fo:keep-together="auto"/>
    </style:style>
    <style:style style:name="Table1.A7" style:family="table-cell">
      <style:table-cell-properties style:vertical-align="top" fo:padding="0.097cm" fo:border="0.5pt solid #000000" style:writing-mode="lr-tb"/>
    </style:style>
    <style:style style:name="Table1.8" style:family="table-row">
      <style:table-row-properties style:min-row-height="1.561cm" fo:keep-together="auto"/>
    </style:style>
    <style:style style:name="P1" style:family="paragraph" style:parent-style-name="Normal_20__28_Web_29_">
      <style:paragraph-properties fo:margin-top="0cm" fo:margin-bottom="0.21cm" loext:contextual-spacing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text-properties fo:language="ru" fo:country="RU"/>
    </style:style>
    <style:style style:name="P4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5" style:family="paragraph" style:parent-style-name="Standard_20__28_user_29_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6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/>
    </style:style>
    <style:style style:name="P10" style:family="paragraph" style:parent-style-name="Table_20_Contents">
      <style:text-properties fo:language="ru" fo:country="RU" fo:font-weight="normal" officeooo:rsid="001c9eff" officeooo:paragraph-rsid="001c9eff" style:font-weight-asian="normal" style:font-weight-complex="normal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ru" fo:country="RU" style:font-name-asian="Times New Roman" style:font-name-complex="Times New Roman"/>
    </style:style>
    <style:style style:name="P13" style:family="paragraph" style:parent-style-name="Standard_20__28_user_29_" style:master-page-name="Standard">
      <style:paragraph-properties fo:text-align="center" style:justify-single-word="false" style:page-number="auto"/>
      <style:text-properties fo:language="ru" fo:country="RU"/>
    </style:style>
    <style:style style:name="P14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15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/>
    </style:style>
    <style:style style:name="P16" style:family="paragraph" style:parent-style-name="Heading_20_1" style:list-style-name="WW8Num2">
      <style:paragraph-properties fo:margin-left="0.672cm" fo:margin-right="0cm" fo:text-indent="-0.635cm" style:auto-text-indent="false"/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font-name="Times New Roman" fo:font-size="14pt" fo:language="ru" fo:country="RU" fo:font-weight="bold" officeooo:paragraph-rsid="001a23be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0" style:family="paragraph" style:parent-style-name="Table_20_Contents" style:list-style-name="WW8Num4">
      <style:paragraph-properties fo:margin-left="0.672cm" fo:margin-right="0cm" fo:text-indent="-0.635cm" style:auto-text-indent="false"/>
      <style:text-properties fo:language="ru" fo:country="RU" style:font-name-asian="Times New Roman" style:font-name-complex="Times New Roman"/>
    </style:style>
    <style:style style:name="P21" style:family="paragraph" style:parent-style-name="Table_20_Contents" style:list-style-name="WW8Num4">
      <style:paragraph-properties fo:margin-left="0.672cm" fo:margin-right="0cm" fo:text-indent="-0.635cm" style:auto-text-indent="false"/>
      <style:text-properties fo:language="ru" fo:country="RU" officeooo:rsid="001c07aa" style:font-name-asian="Times New Roman" style:font-name-complex="Times New Roman"/>
    </style:style>
    <style:style style:name="P22" style:family="paragraph" style:parent-style-name="Table_20_Contents" style:list-style-name="WW8Num4">
      <style:paragraph-properties fo:margin-left="0.672cm" fo:margin-right="0cm" fo:text-indent="-0.635cm" style:auto-text-indent="false"/>
      <style:text-properties fo:language="ru" fo:country="RU" officeooo:rsid="001c07aa" officeooo:paragraph-rsid="001c07aa" style:font-name-asian="Times New Roman" style:font-name-complex="Times New Roman"/>
    </style:style>
    <style:style style:name="P23" style:family="paragraph" style:parent-style-name="Table_20_Contents" style:list-style-name="WW8Num2">
      <style:paragraph-properties fo:margin-left="0.672cm" fo:margin-right="0cm" fo:text-indent="-0.635cm" style:auto-text-indent="false"/>
      <style:text-properties fo:language="ru" fo:country="RU" officeooo:rsid="001c9eff" officeooo:paragraph-rsid="001c9eff"/>
    </style:style>
    <style:style style:name="P24" style:family="paragraph" style:parent-style-name="Table_20_Contents" style:list-style-name="WW8Num3">
      <style:paragraph-properties fo:margin-left="0.672cm" fo:margin-right="0cm" fo:text-indent="-0.672cm" style:auto-text-indent="false"/>
      <style:text-properties fo:language="ru" fo:country="RU" fo:font-weight="normal" officeooo:rsid="001c9eff" officeooo:paragraph-rsid="001c9eff" style:font-weight-asian="normal" style:font-weight-complex="normal"/>
    </style:style>
    <style:style style:name="P25" style:family="paragraph" style:parent-style-name="Table_20_Contents" style:list-style-name="WW8Num3">
      <style:paragraph-properties fo:margin-left="0.672cm" fo:margin-right="0cm" fo:text-indent="-0.672cm" style:auto-text-indent="false"/>
      <style:text-properties fo:language="ru" fo:country="RU" officeooo:rsid="001c9eff" officeooo:paragraph-rsid="001c9eff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1a23be"/>
    </style:style>
    <style:style style:name="T4" style:family="text">
      <style:text-properties fo:language="ru" fo:country="RU" fo:font-style="italic" fo:background-color="#c0c0c0" loext:char-shading-value="0" style:font-style-asian="italic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style:font-name-asian="Times New Roman" style:font-name-complex="Times New Roman"/>
    </style:style>
    <style:style style:name="T8" style:family="text">
      <style:text-properties fo:language="ru" fo:country="RU" officeooo:rsid="001a23b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officeooo:rsid="001a23be"/>
    </style:style>
    <style:style style:name="T12" style:family="text">
      <style:text-properties officeooo:rsid="001bfb83"/>
    </style:style>
    <style:style style:name="T13" style:family="text">
      <style:text-properties officeooo:rsid="001c9eff"/>
    </style:style>
    <style:style style:name="T14" style:family="text">
      <style:text-properties officeooo:rsid="001e6b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Университет ИТМО, факультет программной инженерии и компьютерной техники </text:p>
      <text:p text:style-name="P4">Двухнедельная отчётная работа по «Информатике»: аннотация к статье</text:p>
      <text:p text:style-name="P2"><text:span text:style-name="T1">Дата лекции: </text:span><text:span text:style-name="T8">29.10.2020</text:span><text:span text:style-name="T1"><text:tab/><text:tab/>Дата сдачи: <text:s text:c="2"/></text:span><text:span text:style-name="T8">12.11.2020</text:span></text:p>
      <text:p text:style-name="P4"/>
      <text:p text:style-name="P5"><text:span text:style-name="T1">Выполнил(а) </text:span><text:span text:style-name="T2"><text:tab/></text:span><text:span text:style-name="T3">Щербаков Александр Валерьевич</text:span><text:span text:style-name="T2"><text:tab/></text:span><text:span text:style-name="T1">, № группы </text:span><text:span text:style-name="T2"><text:tab/></text:span><text:span text:style-name="T3">Р3110</text:span><text:span text:style-name="T2"><text:tab/></text:span><text:span text:style-name="T1">, оценка </text:span><text:span text:style-name="T2"><text:tab/></text:span></text:p>
      <text:p text:style-name="P6"><text:tab/>Фамилия И.О. студента<text:tab/>не заполнять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Название статьи:</text:p>
            <text:p text:style-name="P17">Хроники импортозамещения: обзор МойОфис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<text:span text:style-name="T9">ФИО автора статьи (или </text:span><text:span text:style-name="T10">e</text:span><text:span text:style-name="T9">-</text:span><text:span text:style-name="T10">mail</text:span><text:span text:style-name="T9">)</text:span></text:p>
            <text:p text:style-name="P11"><text:a xlink:type="simple" xlink:href="https://habr.com/ru/users/Yconilev/" text:style-name="Internet_20_link" text:visited-style-name="Visited_20_Internet_20_Link"><text:span text:style-name="T4">Yconilev</text:span></text:a></text:p>
          </table:table-cell>
          <table:table-cell table:style-name="Table1.A2" office:value-type="string">
            <text:p text:style-name="P19">Дата публикации</text:p>
            <text:p text:style-name="Table_20_Contents"><text:span text:style-name="T7"><text:s/></text:span><text:span text:style-name="T1">" </text:span><text:span text:style-name="T8">7 </text:span><text:span text:style-name="T1">" </text:span><text:span text:style-name="T8">октября </text:span><text:span text:style-name="T1">201</text:span><text:span text:style-name="T8">9</text:span><text:span text:style-name="T1"> г.</text:span></text:p>
          </table:table-cell>
          <table:table-cell table:style-name="Table1.C2" office:value-type="string">
            <text:p text:style-name="P19">Размер статьи </text:p>
            <text:p text:style-name="P9">2137 <text:span text:style-name="T11">слов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8">Прямая полная ссылка на источник</text:p>
            <text:p text:style-name="P8">https://habr.com/ru/post/470473/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List_20_Heading"><text:span text:style-name="T6">Теги: </text:span><text:a xlink:type="simple" xlink:href="https://habr.com/ru/search/?q=%5Bимпортозамещение%5D&amp;target_type=posts" text:style-name="Internet_20_link" text:visited-style-name="Visited_20_Internet_20_Link">импортозамещение</text:a>, <text:a xlink:type="simple" xlink:href="https://habr.com/ru/search/?q=%5Bимпортозамещение%20по%5D&amp;target_type=posts" text:style-name="Internet_20_link" text:visited-style-name="Visited_20_Internet_20_Link">импортозамещение,</text:a> <text:a xlink:type="simple" xlink:href="https://habr.com/ru/search/?q=%5Bмойофис%5D&amp;target_type=posts" text:style-name="Internet_20_link" text:visited-style-name="Visited_20_Internet_20_Link">мойофис</text:a>, <text:a xlink:type="simple" xlink:href="https://habr.com/ru/search/?q=%5Bроссийский%20софт%5D&amp;target_type=posts" text:style-name="Internet_20_link" text:visited-style-name="Visited_20_Internet_20_Link">российский софт</text:a>, <text:a xlink:type="simple" xlink:href="https://habr.com/ru/search/?q=%5Bотечественный%20софт%5D&amp;target_type=posts" text:style-name="Internet_20_link" text:visited-style-name="Visited_20_Internet_20_Link">отечественный софт</text:a> ,<text:a xlink:type="simple" xlink:href="https://habr.com/ru/search/?q=%5Bобзор%20софта%5D&amp;target_type=posts" text:style-name="Internet_20_link" text:visited-style-name="Visited_20_Internet_20_Link">обзор софта</text:a>, <text:a xlink:type="simple" xlink:href="https://habr.com/ru/search/?q=%5Bобзор%20программ%5D&amp;target_type=posts" text:style-name="Internet_20_link" text:visited-style-name="Visited_20_Internet_20_Link">обзор программ</text:a> 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3" office:value-type="string">
            <text:p text:style-name="P8">Перечень фактов, упомянутых в статье</text:p>
            <text:list xml:id="list978324813" text:style-name="WW8Num4">
              <text:list-item>
                <text:p text:style-name="P20"><text:span text:style-name="T12">Авторов российского ПО часто обвиняют в попытках выдать чужой продукт за свой.</text:span> </text:p>
              </text:list-item>
              <text:list-item>
                <text:p text:style-name="P21">Пользовательское соглашение, по которому можно перемещаться только вниз и только нажатием клавиши Enter — не самая удобная вещь.</text:p>
              </text:list-item>
              <text:list-item>
                <text:p text:style-name="P22">Разработчики «Мой офис» упоминают лицензии других разработчиков, на базе кода которых были созданы продукты пакета «Мой офис»</text:p>
              </text:list-item>
              <text:list-item>
                <text:p text:style-name="P22">Офисный пакет «Мой офис» справляется со своими задачами, но оставил у автора статьи смешанные чувства.</text:p>
              </text:list-item>
            </text:list>
            <text:p text:style-name="P7"/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8">Позитивные следствия и/или достоинства описанной в статье технологии (минимум три пункта)</text:p>
            <text:list xml:id="list2673301432" text:style-name="WW8Num3">
              <text:list-item>
                <text:p text:style-name="P24">Офисный пакет, разобранный в статье выделяется из другого софта, представленного в едином реестре российских программ для электронных вычислительных машин и баз данных своей относительной конкурентноспособностью.</text:p>
              </text:list-item>
              <text:list-item>
                <text:p text:style-name="P24">Минималистичный интерфейс при скромном наборе возможностей в теории может увеличить производительность труда.</text:p>
              </text:list-item>
              <text:list-item>
                <text:p text:style-name="P25">Программы пакета используют Lua как язык для создания макросов, что похволяет расширять не только сами приложения с помощью макросов, но и «подпиливать» язык программирования под свои задачи.</text:p>
              </text:list-item>
            </text:list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P8">Негативные следствия и/или недостатки описанной в статье технологии (минимум три пункта)</text:p>
            <text:list xml:id="list1465174374" text:style-name="WW8Num2">
              <text:list-item>
                <text:h text:style-name="P16" text:outline-level="1"><text:bookmark text:name="pagetitle"/>Единый реестр российских программ для электронных вычислительных машин и баз данных <text:span text:style-name="T13">содердит большое колличество низкокачесвтенного ПО.</text:span></text:h>
              </text:list-item>
              <text:list-item>
                <text:p text:style-name="P23">У <text:span text:style-name="T14">Дениса</text:span> Попова появляется все больше последователей, которые делают ПО, после которого словосочетание «отечественное ПО» порой больно даже слушать.</text:p>
              </text:list-item>
              <text:list-item>
                <text:p text:style-name="P23">Поддержка большинства продуктов всё того же реестра оставляет желать лучшего, по-моему мнению команда разработчиков этой софтины не готова к многочисленным обращениям за технической поддержкой от клиентов.</text:p>
              </text:list-item>
            </text:list>
            <text:p text:style-name="P12"/>
          </table:table-cell>
          <table:covered-table-cell/>
          <table:covered-table-cell/>
        </table:table-row>
        <table:table-row table:style-name="Table1.8">
          <table:table-cell table:style-name="Table1.A7" table:number-columns-spanned="3" office:value-type="string">
            <text:p text:style-name="Table_20_Contents"><text:span text:style-name="T6">Ваши замечания, пожелания преподавателю </text:span><text:span text:style-name="T5">или</text:span><text:span text:style-name="T6"> анекдот о программистах</text:span><text:span text:style-name="Footnote_20_Symbol"><text:span text:style-name="T6"><text:note text:id="ftn1" text:note-class="footnote"><text:note-citation>1</text:note-citation><text:note-body><text:p text:style-name="Footnote"><text:span text:style-name="T7"><text:tab/></text:span><text:span text:style-name="T1">Наличие этой графы не влияет на оценку</text:span></text:p></text:note-body></text:note></text:span></text:span></text:p>
            <text:p text:style-name="P10">Назревает сладкий плод финансирования для разработчиков отечетсвенного ПО.</text:p>
            <text:p text:style-name="P8"/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ndale Sans UI" svg:font-family="'Andale Sans UI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12cm" loext:contextual-spacing="false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Название_20_объекта1" style:display-name="Название объекта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fo:font-weight="normal" style:font-weight-asian="normal" style:font-weight-complex="normal"/>
    </style:style>
    <style:style style:name="WW8Num4z0" style:family="text"/>
    <style:style style:name="Default_20_Paragraph_20_Font" style:display-name="Default Paragraph Font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1cm" fo:margin-right="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Vladimir Sosnin</meta:initial-creator>
    <meta:creation-date>2009-04-16T14:32:00</meta:creation-date>
    <dc:date>2020-11-26T14:13:39.507849871</dc:date>
    <meta:editing-cycles>13</meta:editing-cycles>
    <meta:editing-duration>PT13M24S</meta:editing-duration>
    <meta:generator>LibreOffice/6.4.6.2$Linux_X86_64 LibreOffice_project/40$Build-2</meta:generator>
    <meta:document-statistic meta:table-count="1" meta:image-count="0" meta:object-count="0" meta:page-count="1" meta:paragraph-count="32" meta:word-count="325" meta:character-count="2475" meta:non-whitespace-character-count="2177"/>
    <meta:user-defined meta:name="Info 1"/>
    <meta:user-defined meta:name="Info 2"/>
    <meta:user-defined meta:name="Info 3"/>
    <meta:user-defined meta:name="Info 4"/>
  </office:meta>
</office:document-meta>
</file>